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fec6" officeooo:paragraph-rsid="001afec6"/>
    </style:style>
    <style:style style:name="P2" style:family="paragraph" style:parent-style-name="Standard">
      <style:text-properties officeooo:rsid="001afec6" officeooo:paragraph-rsid="001f015d"/>
    </style:style>
    <style:style style:name="P3" style:family="paragraph" style:parent-style-name="Standard">
      <style:text-properties officeooo:rsid="001afec6" officeooo:paragraph-rsid="001f9596"/>
    </style:style>
    <style:style style:name="P4" style:family="paragraph" style:parent-style-name="Standard">
      <style:text-properties officeooo:rsid="001b41e7" officeooo:paragraph-rsid="001b41e7"/>
    </style:style>
    <style:style style:name="P5" style:family="paragraph" style:parent-style-name="Standard">
      <style:text-properties officeooo:rsid="001b41e7" officeooo:paragraph-rsid="0020abc4"/>
    </style:style>
    <style:style style:name="P6" style:family="paragraph" style:parent-style-name="Standard">
      <style:text-properties officeooo:rsid="001b6a87" officeooo:paragraph-rsid="001b6a87"/>
    </style:style>
    <style:style style:name="P7" style:family="paragraph" style:parent-style-name="Standard">
      <style:text-properties officeooo:rsid="001b6a87" officeooo:paragraph-rsid="0020abc4"/>
    </style:style>
    <style:style style:name="P8" style:family="paragraph" style:parent-style-name="Standard">
      <style:text-properties officeooo:rsid="001d027c" officeooo:paragraph-rsid="001d027c"/>
    </style:style>
    <style:style style:name="P9" style:family="paragraph" style:parent-style-name="Standard">
      <style:text-properties officeooo:rsid="001d436a" officeooo:paragraph-rsid="001d436a"/>
    </style:style>
    <style:style style:name="P10" style:family="paragraph" style:parent-style-name="Standard">
      <style:text-properties officeooo:rsid="001d436a" officeooo:paragraph-rsid="001f9596"/>
    </style:style>
    <style:style style:name="P11" style:family="paragraph" style:parent-style-name="Standard">
      <style:text-properties officeooo:rsid="001f9596" officeooo:paragraph-rsid="001f9596"/>
    </style:style>
    <style:style style:name="P12" style:family="paragraph" style:parent-style-name="Standard">
      <style:text-properties officeooo:rsid="0020abc4" officeooo:paragraph-rsid="0020abc4"/>
    </style:style>
    <style:style style:name="T1" style:family="text">
      <style:text-properties officeooo:rsid="001afec6"/>
    </style:style>
    <style:style style:name="T2" style:family="text">
      <style:text-properties officeooo:rsid="001b41e7"/>
    </style:style>
    <style:style style:name="T3" style:family="text">
      <style:text-properties officeooo:rsid="001d436a"/>
    </style:style>
    <style:style style:name="T4" style:family="text">
      <style:text-properties officeooo:rsid="001f015d"/>
    </style:style>
    <style:style style:name="T5" style:family="text">
      <style:text-properties officeooo:rsid="001f9596"/>
    </style:style>
    <style:style style:name="T6" style:family="text">
      <style:text-properties officeooo:rsid="0020ab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ologia: C#, Unity, GIT</text:p>
      <text:p text:style-name="P1">Temat: PROJEKT <text:span text:style-name="T2">ŚLIMAKI</text:span> 1.<text:span text:style-name="T2">1</text:span> alpha EARLY ACCESS</text:p>
      <text:p text:style-name="P1"/>
      <text:p text:style-name="P1">PU1 - Jako użytkownik chciałbym uruchomić grę i przejść do menu</text:p>
      <text:p text:style-name="P9">zad1- Stworzyć widok okna Menu</text:p>
      <text:p text:style-name="P9">zad2 – Stworzyć grafiki do menu</text:p>
      <text:p text:style-name="P9">zad3 – Ustawić funkcjonaliści buttonów</text:p>
      <text:p text:style-name="P9">zad4 – Utworzyć testy sprawdzające działanie buttonów i okna Menu </text:p>
      <text:p text:style-name="P9">Estymacja: ?</text:p>
      <text:p text:style-name="P2">PU2 – Jako użytkownik chciałbym wybrać opcję „Nowa gra” i przejść do wyboru drużyny, wybrać</text:p>
      <text:p text:style-name="P2"><text:s text:c="2"/>jedną z nich. Następnie chcę wybrać opcję „start” i przejść do okna gry.</text:p>
      <text:p text:style-name="P9">Zad1 – stworzyć <text:span text:style-name="T4">widok </text:span>okn<text:span text:style-name="T4">a</text:span> wyboru:</text:p>
      <text:p text:style-name="P9">-<text:span text:style-name="T4">wybór terenu</text:span></text:p>
      <text:p text:style-name="P9">-<text:span text:style-name="T4">wybór graczy</text:span></text:p>
      <text:p text:style-name="P9">-<text:span text:style-name="T5">wybór drużyn</text:span></text:p>
      <text:p text:style-name="P9">-<text:span text:style-name="T5">wybór dodatkowych opcji</text:span></text:p>
      <text:p text:style-name="P10">zad2 – Stworzyć grafiki do menu</text:p>
      <text:p text:style-name="P10">-<text:span text:style-name="T5">grafika buttonow</text:span></text:p>
      <text:p text:style-name="P10">-<text:span text:style-name="T5">grafika listy wyboru drużyn</text:span></text:p>
      <text:p text:style-name="P10">-<text:span text:style-name="T5">grafika wyboru terenu</text:span></text:p>
      <text:p text:style-name="P10">-<text:span text:style-name="T5">grafika wyboru dodatkowych opcji</text:span></text:p>
      <text:p text:style-name="P10"><text:span text:style-name="T5">zad3 – Ustawić funkcjonalności buttonów</text:span></text:p>
      <text:p text:style-name="P10"><text:span text:style-name="T5"><text:s/></text:span><text:s/>//<text:span text:style-name="T5">TODO</text:span></text:p>
      <text:p text:style-name="P11">zad4 - <text:s/><text:span text:style-name="T3">Utworzyć testy sprawdzające działanie buttonów i okna </text:span>Wyboru</text:p>
      <text:p text:style-name="P1">PU3 - <text:s/>Jako użytkownik chciałbym z okna głównego menu wybrać opcję „Wyjście” i wyłączyć grę.</text:p>
      <text:p text:style-name="P11">Zad1 <text:s/>- Utworzyć funkcjonalność buttonu „Wyjście”</text:p>
      <text:p text:style-name="P11">Zad2 – Utworzyć testy buttonu „Wyjście”</text:p>
      <text:p text:style-name="P3">PU4 - <text:s/>Jako użytkownik chciałbym z okna głównego menu wybrać opcję „Ustawienia” i przejść okna ustawień gry. </text:p>
      <text:p text:style-name="P11">Zad1 – Stworzyć widok ustawień gry</text:p>
      <text:p text:style-name="P11">Zad2 – Ustawić funkcjonalności buttonów</text:p>
      <text:p text:style-name="P11">Zad – Przygotować grafiki</text:p>
      <text:p text:style-name="P3"><text:span text:style-name="T5">PU - </text:span>W <text:span text:style-name="T5">ustawieniach gry</text:span> chcę wybrać „Opcje dźwięku” i wyłączyć dźwięk w grze.</text:p>
      <text:p text:style-name="P11">Zad1 – Stworzyć funkcjonalność wyłączania dźwięku.</text:p>
      <text:p text:style-name="P11">Zad2 - Testy</text:p>
      <text:p text:style-name="P1">PU5 - <text:s/><text:span text:style-name="T5">W ustawieniach</text:span> chcę wybrać „Opcje dźwięku” i zwiększyć/zmniejszyć poziom głośności w grze.</text:p>
      <text:p text:style-name="P11">Zad1 – Stworzyć funkcjonalność zmniejszania/zwiększania poziomu dźwięku.</text:p>
      <text:p text:style-name="P11">Zad2 - Testy</text:p>
      <text:p text:style-name="P4">PU - <text:span text:style-name="T1">PU5 - <text:s/>W ustawieniach chcę wybrać </text:span>opcję „Ustawienia sterowania” po czym zmienić przypisane dla graczy klawisze ruchu.</text:p>
      <text:p text:style-name="P11">Zad1 – Stworzyć funkcjonalność zmiany przypisanych klawiszy</text:p>
      <text:p text:style-name="P11">Zad2 - Testy</text:p>
      <text:p text:style-name="P1">PU6 - <text:s/>Jako użytkownik chciałbym z okna głównego menu wybrać opcję „Ustawienia” i przejść okna ustawień gry. W tym miejscu chcę wybrać „Opcje grafiki” i zmniejszyć poziom szczegółowości terenu w grze.</text:p>
      <text:p text:style-name="P12">Zad1- Stworzyć funkcjonalność</text:p>
      <text:p text:style-name="P12">Zad2 - Testy</text:p>
      <text:p text:style-name="P1">PU7 - <text:s/>Jako użytkownik chciałbym z okna głównego menu wybrać opcję „Ustawienia” i przejść okna ustawień gry. W tym miejscu chcę wybrać „Opcje grafiki” i zmniejszyć/zwiększyć poziom jasności w grze.</text:p>
      <text:p text:style-name="P12">Zad1- Stworzyć funkcjonalność</text:p>
      <text:p text:style-name="P12"><text:soft-page-break/>Zad2 - Testy</text:p>
      <text:p text:style-name="P1">PU8 - <text:s/>Jako użytkownik chciałbym z okna głównego menu wybrać opcję „Credits” i przejść okna informacji o twórcach gry. W tym miejscu chcę wybrać zobaczyć imiona i nazwiska oraz adres i numer karty każdego z twórców (Z powodu RODO używamy FEJKOWYCH danych).</text:p>
      <text:p text:style-name="P12">Zad1 – Stworzyć widok</text:p>
      <text:p text:style-name="P12">Zad2 – Konfiguracja buttonow</text:p>
      <text:p text:style-name="P12">Zad3 - Test</text:p>
      <text:p text:style-name="P12">PU – W oknie „Credits” chcę nacisnąć przycisk „Wstecz” i wrócić do głównego Menu.</text:p>
      <text:p text:style-name="P12">ESTYMACJA: 0</text:p>
      <text:p text:style-name="P1">PU9 - <text:s/>Jako użytkownik chciałbym z okna głównego menu wybrać opcję „Drużyny” i po wybraniu opcji „Stwórz drużynę” utworzyć własny zespół.</text:p>
      <text:p text:style-name="P12">Zad1 – Stworzyć widok</text:p>
      <text:p text:style-name="P12">Zad2 – Implementacja tworzenia drużyn</text:p>
      <text:p text:style-name="P12">Zad3 – Implementacja listy dostępnych drużyn</text:p>
      <text:p text:style-name="P12">Zad5 - Testy</text:p>
      <text:p text:style-name="P1">PU10 - <text:s/>Jako użytkownik chciałbym z okna głównego menu wybrać opcję „Drużyny” i po wybraniu z listy jednej z nich nacisnąć przycisk „Usuń” żeby się jej pozbyć.</text:p>
      <text:p text:style-name="P12">Zad1 – Implementacja buttona „Usuń”</text:p>
      <text:p text:style-name="P12">Zad2 – Testy</text:p>
      <text:p text:style-name="P12">PU – Po wybraniu opcji „Start” chcę zobaczyć okno gry.</text:p>
      <text:p text:style-name="P12">Zad1- Implementacja </text:p>
      <text:p text:style-name="P4">PU – W trakcie działania gry chciałbym mieć możliwość przemieszczania się wybranym przeze mnie ślimakiem <text:span text:style-name="T6">w lewo</text:span>.</text:p>
      <text:p text:style-name="P5">PU – W trakcie działania gry chciałbym mieć możliwość przemieszczania się wybranym przeze mnie ślimakiem <text:span text:style-name="T6">prawo</text:span>.</text:p>
      <text:p text:style-name="P5">PU – W trakcie działania gry chciałbym mieć możliwość wyboru <text:span text:style-name="T6">okna </text:span>broni której używa mój ślimak<text:span text:style-name="T6"> </text:span></text:p>
      <text:p text:style-name="P4">PU – W trakcie działania gry chciałbym mieć możliwość wyboru broni której używa mój ślimak</text:p>
      <text:p text:style-name="P4">PU – W trakcie działania gry chciałbym mieć możliwość mordowania ślimaków drużyny przeciwnej</text:p>
      <text:p text:style-name="P4">PU – W trakcie działania gry chciałbym mieć możliwość podskoczenia moim ślimakiem.</text:p>
      <text:p text:style-name="P4">PU – W trakcie działania gry chciałbym mieć możliwość celowania bronią mojego ślimaka.</text:p>
      <text:p text:style-name="P4">PU – W trakcie działania gry w przypadku bycia w polu rażenia mojej broni chciałbym móc zranić sam siebie i swoją drużynę.</text:p>
      <text:p text:style-name="P6">PU – W trakcie działania gry chciałbym móc zniszczyć teren przy pomocy używanej przeze mnie broni.</text:p>
      <text:p text:style-name="P7">PU – W trakcie działania gry chciałbym <text:span text:style-name="T6">móc zakończyć swoją</text:span> kolejkę.</text:p>
      <text:p text:style-name="P6">PU – W trakcie działania gry chciałbym stracić kolejkę jeśli nie zdążę wykonać swojego ruchu w określonym czasie.</text:p>
      <text:p text:style-name="P7"/>
      <text:p text:style-name="P7">PU – W trakcie działania gry chciałbym <text:span text:style-name="T6">aby mój przeciwnik mógł zakończyć swoją</text:span> kolejkę.</text:p>
      <text:p text:style-name="P7">PU – W trakcie działania gry chciałbym <text:span text:style-name="T6">aby mój przeciwnik </text:span>straci<text:span text:style-name="T6">ł</text:span> kolejkę jeśli nie zdążę wykonać swojego ruchu w określonym czasie.</text:p>
      <text:p text:style-name="P6">PU – W momencie wyeliminowania ostatniego ślimaka drużyny przeciwnej chcę zakończyć grę dostając informację „WYGRANA”. Po naciśnięciu OK chcę znaleźć się w głównym menu</text:p>
      <text:p text:style-name="P6">PU – W momencie wyeliminowania ostatniego ślimaka mojej drużyny chcę zakończyć grę dostając informację „PRZEGRANA”. Po naciśnięciu OK chcę znaleźć się w głównym menu</text:p>
      <text:p text:style-name="P8">PU – W trakcie działania gry (jeśli ślimak używa artylerii) <text:s/>w momencie przytrzymania przycisku odpowiedzialnego za strzał chcę zobaczyć pasek określający prędkość wylotową pocisku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6:55:34.106000000</meta:creation-date>
    <dc:date>2018-10-27T09:08:32.915000000</dc:date>
    <meta:editing-duration>PT5M3S</meta:editing-duration>
    <meta:editing-cycles>1</meta:editing-cycles>
    <meta:document-statistic meta:table-count="0" meta:image-count="0" meta:object-count="0" meta:page-count="2" meta:paragraph-count="77" meta:word-count="728" meta:character-count="4941" meta:non-whitespace-character-count="4231"/>
    <meta:generator>LibreOffice/4.3.2.2$Windows_x86 LibreOffice_project/edfb5295ba211bd31ad47d0bad0118690f76407d</meta:generator>
  </office:meta>
</office:document-meta>
</file>